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06cm" draw:marker-start="Arrow_20_concave" draw:marker-start-width="0.987cm" draw:marker-end="" draw:marker-end-width="0.616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draw:stroke="dash" draw:stroke-dash="Fine_20_Dashed" svg:stroke-width="0.106cm" draw:marker-start="Double_20_Arrow" draw:marker-start-width="0.987cm" draw:marker-end="Double_20_Arrow" draw:marker-end-width="0.987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518cm" draw:marker-end-width="0.518cm" draw:fill-color="#b2b2b2" draw:textarea-horizontal-align="justify" draw:textarea-vertical-align="middle" draw:auto-grow-height="false" fo:min-height="1.925cm" fo:min-width="1.675cm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518cm" draw:marker-end-width="0.51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solid" svg:stroke-width="0.106cm" svg:stroke-color="#000000" draw:marker-start-width="0.518cm" draw:marker-end-width="0.518cm" draw:fill="none" draw:fill-color="#dddddd" draw:textarea-vertical-align="middle" fo:min-height="11.018cm" fo:padding-top="0.177cm" fo:padding-bottom="0.177cm" fo:padding-left="0.934cm" fo:padding-right="0.302cm"/>
    </style:style>
    <style:style style:name="gr6" style:family="graphic" style:parent-style-name="standard">
      <style:graphic-properties svg:stroke-width="0.106cm" svg:stroke-color="#000000" draw:marker-start-width="0.518cm" draw:marker-end-width="0.518cm" draw:fill-color="#dddddd" draw:opacity="0%" draw:textarea-horizontal-align="justify" draw:textarea-vertical-align="middle" draw:auto-grow-height="false" fo:min-height="0.669cm" fo:min-width="8.447cm" fo:padding-top="0.177cm" fo:padding-bottom="0.177cm" fo:padding-left="0.302cm" fo:padding-right="0.302cm" draw:shadow-opacity="0%"/>
    </style:style>
    <style:style style:name="gr7" style:family="graphic" style:parent-style-name="standard">
      <style:graphic-properties svg:stroke-width="0.106cm" svg:stroke-color="#000000" draw:marker-start-width="0.518cm" draw:marker-end-width="0.518cm" draw:fill-color="#dddddd" draw:opacity="0%" draw:textarea-horizontal-align="justify" draw:textarea-vertical-align="middle" draw:auto-grow-height="false" fo:min-height="0.669cm" fo:min-width="16.956cm" fo:padding-top="0.177cm" fo:padding-bottom="0.177cm" fo:padding-left="0.302cm" fo:padding-right="0.302cm" draw:shadow-opacity="0%"/>
    </style:style>
    <style:style style:name="gr8" style:family="graphic" style:parent-style-name="standard">
      <style:graphic-properties svg:stroke-width="0.106cm" svg:stroke-color="#000000" draw:marker-start-width="0.518cm" draw:marker-end-width="0.518cm" draw:fill-color="#dddddd" draw:opacity="0%" draw:textarea-horizontal-align="justify" draw:textarea-vertical-align="middle" draw:auto-grow-height="false" fo:min-height="1.806cm" fo:min-width="10.225cm" fo:padding-top="0.177cm" fo:padding-bottom="0.177cm" fo:padding-left="0.302cm" fo:padding-right="0.302cm" draw:shadow-opacity="0%"/>
    </style:style>
    <style:style style:name="gr9" style:family="graphic" style:parent-style-name="standard">
      <style:graphic-properties svg:stroke-width="0.106cm" svg:stroke-color="#000000" draw:marker-start-width="0.518cm" draw:marker-end-width="0.518cm" draw:fill-color="#dddddd" draw:opacity="0%" draw:textarea-horizontal-align="justify" draw:textarea-vertical-align="middle" draw:auto-grow-height="false" fo:min-height="1.806cm" fo:min-width="18.734cm" fo:padding-top="0.177cm" fo:padding-bottom="0.177cm" fo:padding-left="0.302cm" fo:padding-right="0.302cm" draw:shadow-opacity="0%"/>
    </style:style>
    <style:style style:name="gr10" style:family="graphic" style:parent-style-name="standard">
      <style:graphic-properties draw:stroke="solid" svg:stroke-width="0.106cm" svg:stroke-color="#000000" draw:marker-start-width="0.518cm" draw:marker-end-width="0.518cm" draw:fill="none" draw:fill-color="#ffffff" draw:textarea-vertical-align="middle" fo:min-height="11.018cm" fo:padding-top="0.177cm" fo:padding-bottom="0.177cm" fo:padding-left="0.934cm" fo:padding-right="0.302cm"/>
    </style:style>
    <style:style style:name="gr11" style:family="graphic" style:parent-style-name="standard">
      <style:graphic-properties svg:stroke-width="0.106cm" svg:stroke-color="#000000" draw:marker-start-width="0.518cm" draw:marker-end-width="0.518cm" draw:fill-color="#ffffff" draw:opacity="0%" draw:textarea-horizontal-align="justify" draw:textarea-vertical-align="middle" draw:auto-grow-height="false" fo:min-height="0.917cm" fo:min-width="8.447cm" fo:padding-top="0.177cm" fo:padding-bottom="0.177cm" fo:padding-left="0.302cm" fo:padding-right="0.302cm" draw:shadow-opacity="0%"/>
    </style:style>
    <style:style style:name="gr12" style:family="graphic" style:parent-style-name="standard">
      <style:graphic-properties svg:stroke-width="0.106cm" svg:stroke-color="#000000" draw:marker-start-width="0.518cm" draw:marker-end-width="0.518cm" draw:fill-color="#ffffff" draw:opacity="0%" draw:textarea-horizontal-align="justify" draw:textarea-vertical-align="middle" draw:auto-grow-height="false" fo:min-height="5.395cm" fo:min-width="8.407cm" fo:padding-top="0.177cm" fo:padding-bottom="0.177cm" fo:padding-left="0.302cm" fo:padding-right="0.302cm" draw:shadow-opacity="0%"/>
    </style:style>
    <style:style style:name="gr13" style:family="graphic" style:parent-style-name="standard">
      <style:graphic-properties svg:stroke-width="0.106cm" svg:stroke-color="#000000" draw:marker-start-width="0.518cm" draw:marker-end-width="0.518cm" draw:fill-color="#ffffff" draw:opacity="0%" draw:textarea-horizontal-align="justify" draw:textarea-vertical-align="middle" draw:auto-grow-height="false" fo:min-height="2.347cm" fo:min-width="6.62cm" fo:padding-top="0.177cm" fo:padding-bottom="0.177cm" fo:padding-left="0.302cm" fo:padding-right="0.302cm" draw:shadow-opacity="0%"/>
    </style:style>
    <style:style style:name="gr14" style:family="graphic" style:parent-style-name="standard">
      <style:graphic-properties svg:stroke-width="0.106cm" svg:stroke-color="#000000" draw:marker-start-width="0.105cm" draw:marker-end-width="0.105cm" draw:fill-color="#eeeeee" draw:textarea-horizontal-align="justify" draw:textarea-vertical-align="middle" draw:auto-grow-height="false" fo:min-height="10.867cm" fo:min-width="23.19cm" fo:padding-top="0.177cm" fo:padding-bottom="0.177cm" fo:padding-left="0.302cm" fo:padding-right="0.302cm"/>
    </style:style>
    <style:style style:name="gr15" style:family="graphic" style:parent-style-name="objectwithoutfill">
      <style:graphic-properties draw:stroke="dash" draw:stroke-dash="Fine_20_Dashed" svg:stroke-width="0.106cm" draw:marker-start="Double_20_Arrow" draw:marker-start-width="0.882cm" draw:marker-end="Double_20_Arrow" draw:marker-end-width="0.882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draw:stroke="dash" draw:stroke-dash="Fine_20_Dashed" svg:stroke-width="0.106cm" draw:marker-start="Arrow_20_concave" draw:marker-start-width="0.882cm" draw:marker-end="" draw:marker-end-width="0.105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draw:marker-start-width="0.105cm" draw:marker-end-width="0.105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000000" draw:marker-start-width="0.105cm" draw:marker-end-width="0.105cm" draw:fill-color="#b2b2b2" draw:textarea-horizontal-align="justify" draw:textarea-vertical-align="middle" draw:auto-grow-height="false" fo:min-height="1.925cm" fo:min-width="1.675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105cm" draw:marker-end-width="0.105cm" draw:fill-color="#ffffff" draw:textarea-horizontal-align="justify" draw:textarea-vertical-align="middle" draw:auto-grow-height="false" fo:min-height="1.331cm" fo:min-width="2.224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519cm" draw:marker-end-width="0.519cm" draw:fill-color="#eeeeee" draw:textarea-horizontal-align="justify" draw:textarea-vertical-align="middle" draw:auto-grow-height="false" fo:min-height="8.154cm" fo:min-width="13.238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0000" draw:marker-start-width="0.518cm" draw:marker-end-width="0.518cm" draw:fill-color="#b2b2b2" draw:textarea-horizontal-align="justify" draw:textarea-vertical-align="middle" draw:auto-grow-height="false" fo:min-height="0.525cm" fo:min-width="0.345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000000" draw:marker-start-width="0.105cm" draw:marker-end-width="0.105cm" draw:fill-color="#ffffff" draw:textarea-horizontal-align="justify" draw:textarea-vertical-align="middle" draw:auto-grow-height="false" fo:min-height="3.202cm" fo:min-width="5.492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518cm" draw:marker-end-width="0.518cm" draw:fill-color="#b2b2b2" draw:textarea-horizontal-align="justify" draw:textarea-vertical-align="middle" draw:auto-grow-height="false" fo:min-height="0.894cm" fo:min-width="0.644cm" fo:padding-top="0.177cm" fo:padding-bottom="0.177cm" fo:padding-left="0.302cm" fo:padding-right="0.302cm"/>
    </style:style>
    <style:style style:name="gr24" style:family="graphic" style:parent-style-name="objectwithoutfill">
      <style:graphic-properties draw:stroke="dash" draw:stroke-dash="Fine_20_Dashed" svg:stroke-width="0.106cm" draw:marker-start="Double_20_Arrow" draw:marker-start-width="0.518cm" draw:marker-end="Double_20_Arrow" draw:marker-end-width="0.51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start"/>
      <style:text-properties style:font-name="FreeMono" fo:font-weight="bold" style:font-weight-asian="bold" style:font-weight-complex="bold"/>
    </style:style>
    <style:style style:name="P4" style:family="paragraph">
      <loext:graphic-properties draw:fill="none" draw:fill-color="#dddddd"/>
      <style:paragraph-properties fo:text-align="start"/>
      <style:text-properties style:font-name="FreeMono" fo:font-weight="bold" style:font-weight-asian="bold" style:font-weight-complex="bold"/>
    </style:style>
    <style:style style:name="P5" style:family="paragraph">
      <loext:graphic-properties draw:fill-color="#dddddd" draw:opacity="0%"/>
      <style:paragraph-properties fo:text-align="center"/>
    </style:style>
    <style:style style:name="P6" style:family="paragraph">
      <style:paragraph-properties fo:text-align="start"/>
      <style:text-properties style:font-name="FreeMono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style:font-name="FreeMono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FreeMono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FreeMon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1.997cm -5.39cm" svg:x1="79.09cm" svg:y1="4.624cm" svg:x2="54.743cm" svg:y2="16.976cm" draw:start-shape="id1" draw:start-glue-point="0" draw:end-shape="id2" draw:end-glue-point="10" svg:d="M79090 4624c0-3826-9909-3188-14298 856s-3256 11496-10049 11496" svg:viewBox="0 0 24348 14903">
          <text:p/>
        </draw:connector>
        <draw:connector draw:style-name="gr2" draw:text-style-name="P1" draw:layer="layout" draw:type="line" svg:x1="22.56cm" svg:y1="25.893cm" svg:x2="52.033cm" svg:y2="18.098cm" draw:start-shape="id3" draw:start-glue-point="10" draw:end-shape="id2" draw:end-glue-point="7" svg:d="M22560 25893l29473-7795" svg:viewBox="0 0 29474 7796">
          <text:p/>
        </draw:connector>
        <draw:g>
          <draw:custom-shape draw:style-name="gr3" draw:text-style-name="P2" xml:id="id4" draw:id="id4" draw:layer="layout" svg:width="3.175cm" svg:height="3.175cm" svg:x="31.405cm" svg:y="16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" draw:id="id3" draw:layer="layout" svg:width="3.175cm" svg:height="3.175cm" svg:x="19.385cm" svg:y="24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" draw:id="id5" draw:layer="layout" svg:width="3.175cm" svg:height="3.175cm" svg:x="26.8cm" svg:y="24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" draw:id="id6" draw:layer="layout" svg:width="3.175cm" svg:height="3.175cm" svg:x="34.445cm" svg:y="24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7" draw:id="id7" draw:layer="layout" svg:width="3.175cm" svg:height="3.175cm" svg:x="41.852cm" svg:y="24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20.973cm" svg:y1="24.305cm" svg:x2="32.993cm" svg:y2="19.415cm" draw:start-shape="id3" draw:start-glue-point="4" draw:end-shape="id4" draw:end-glue-point="8" svg:d="M20973 24305l12020-4890" svg:viewBox="0 0 12021 4891">
            <text:p/>
          </draw:connector>
          <draw:connector draw:style-name="gr4" draw:text-style-name="P1" draw:layer="layout" draw:type="line" svg:x1="28.388cm" svg:y1="24.305cm" svg:x2="32.992cm" svg:y2="19.415cm" draw:start-shape="id5" draw:start-glue-point="4" draw:end-shape="id4" svg:d="M28388 24305l4604-4890" svg:viewBox="0 0 4605 4891">
            <text:p/>
          </draw:connector>
          <draw:connector draw:style-name="gr4" draw:text-style-name="P1" draw:layer="layout" draw:type="line" svg:x1="36.033cm" svg:y1="24.305cm" svg:x2="32.993cm" svg:y2="19.415cm" draw:start-shape="id6" draw:start-glue-point="4" draw:end-shape="id4" draw:end-glue-point="8" svg:d="M36033 24305l-3040-4890" svg:viewBox="0 0 3041 4891">
            <text:p/>
          </draw:connector>
          <draw:connector draw:style-name="gr4" draw:text-style-name="P1" draw:layer="layout" draw:type="line" svg:x1="43.44cm" svg:y1="24.305cm" svg:x2="32.993cm" svg:y2="19.415cm" draw:start-shape="id7" draw:start-glue-point="4" draw:end-shape="id4" draw:end-glue-point="8" svg:d="M43440 24305l-10447-4890" svg:viewBox="0 0 10448 4891">
            <text:p/>
          </draw:connector>
        </draw:g>
        <draw:g>
          <draw:custom-shape draw:style-name="gr3" draw:text-style-name="P2" xml:id="id8" draw:id="id8" draw:layer="layout" svg:width="3.175cm" svg:height="3.175cm" svg:x="54.697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" draw:id="id2" draw:layer="layout" svg:width="3.175cm" svg:height="3.175cm" svg:x="51.568cm" svg:y="15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9" draw:id="id9" draw:layer="layout" svg:width="3.175cm" svg:height="3.175cm" svg:x="57.41cm" svg:y="15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0" draw:id="id10" draw:layer="layout" svg:width="3.175cm" svg:height="3.175cm" svg:x="61.428cm" svg:y="21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53.156cm" svg:y1="15.388cm" svg:x2="56.285cm" svg:y2="11.925cm" draw:start-shape="id2" draw:start-glue-point="4" draw:end-shape="id8" draw:end-glue-point="8" svg:d="M53156 15388l3129-3463" svg:viewBox="0 0 3130 3464">
            <text:p/>
          </draw:connector>
          <draw:connector draw:style-name="gr4" draw:text-style-name="P1" draw:layer="layout" draw:type="line" svg:x1="58.998cm" svg:y1="15.388cm" svg:x2="56.285cm" svg:y2="11.925cm" draw:start-shape="id9" draw:start-glue-point="4" draw:end-shape="id8" draw:end-glue-point="8" svg:d="M58998 15388l-2713-3463" svg:viewBox="0 0 2714 3464">
            <text:p/>
          </draw:connector>
          <draw:connector draw:style-name="gr4" draw:text-style-name="P1" draw:layer="layout" draw:type="line" svg:x1="63.016cm" svg:y1="21.293cm" svg:x2="58.998cm" svg:y2="18.563cm" draw:start-shape="id10" draw:start-glue-point="4" draw:end-shape="id9" draw:end-glue-point="8" svg:d="M63016 21293l-4018-2730" svg:viewBox="0 0 4019 2731">
            <text:p/>
          </draw:connector>
        </draw:g>
        <draw:connector draw:style-name="gr2" draw:text-style-name="P1" draw:layer="layout" draw:type="line" svg:x1="34.115cm" svg:y1="16.705cm" svg:x2="54.697cm" svg:y2="10.338cm" draw:start-shape="id4" draw:start-glue-point="11" draw:end-shape="id8" draw:end-glue-point="6" svg:d="M34115 16705l20582-6367" svg:viewBox="0 0 20583 6368">
          <text:p/>
        </draw:connector>
        <draw:connector draw:style-name="gr2" draw:text-style-name="P1" draw:layer="layout" draw:type="line" svg:x1="29.975cm" svg:y1="25.893cm" svg:x2="52.033cm" svg:y2="18.098cm" draw:start-shape="id5" draw:start-glue-point="10" draw:end-shape="id2" draw:end-glue-point="7" svg:d="M29975 25893l22058-7795" svg:viewBox="0 0 22059 7796">
          <text:p/>
        </draw:connector>
        <draw:connector draw:style-name="gr2" draw:text-style-name="P1" draw:layer="layout" draw:type="line" svg:x1="37.62cm" svg:y1="25.892cm" svg:x2="57.875cm" svg:y2="18.098cm" draw:start-shape="id6" draw:end-shape="id9" draw:end-glue-point="7" svg:d="M37620 25892l20255-7794" svg:viewBox="0 0 20256 7795">
          <text:p/>
        </draw:connector>
        <draw:connector draw:style-name="gr2" draw:text-style-name="P1" draw:layer="layout" draw:type="line" svg:x1="45.027cm" svg:y1="25.893cm" svg:x2="57.875cm" svg:y2="18.098cm" draw:start-shape="id7" draw:start-glue-point="10" draw:end-shape="id9" draw:end-glue-point="7" svg:d="M45027 25893l12848-7795" svg:viewBox="0 0 12849 7796">
          <text:p/>
        </draw:connector>
        <draw:connector draw:style-name="gr1" draw:text-style-name="P1" draw:layer="layout" draw:type="curve" svg:x1="12.62cm" svg:y1="29.685cm" svg:x2="31.405cm" svg:y2="17.828cm" draw:start-shape="id11" draw:start-glue-point="0" draw:end-shape="id4" draw:end-glue-point="6" svg:d="M12620 29685c0-7905 6261-11857 18785-11857" svg:viewBox="0 0 18786 11858">
          <text:p/>
        </draw:connector>
        <draw:g>
          <draw:frame draw:style-name="gr5" draw:text-style-name="P4" xml:id="id11" draw:id="id11" draw:layer="layout" svg:width="21.971cm" svg:height="11.372cm" svg:x="1.635cm" svg:y="29.685cm">
            <draw:text-box>
              <text:p text:style-name="P3"><text:span text:style-name="T1">public class Company {</text:span></text:p>
              <text:p text:style-name="P3"><text:span text:style-name="T1"/></text:p>
              <text:p text:style-name="P3"><text:span text:style-name="T1"><text:tab/></text:span><text:span text:style-name="T1">private String name;</text:span></text:p>
              <text:p text:style-name="P3"><text:span text:style-name="T1"><text:tab/></text:span></text:p>
              <text:p text:style-name="P3"><text:span text:style-name="T1"><text:tab/></text:span><text:span text:style-name="T1">private Collection&lt;Department&gt; departments;</text:span></text:p>
              <text:p text:style-name="P3"><text:span text:style-name="T1"><text:tab/></text:span></text:p>
              <text:p text:style-name="P3"><text:span text:style-name="T1"><text:tab/></text:span><text:span text:style-name="T1">public String getName() {</text:span></text:p>
              <text:p text:style-name="P3"><text:span text:style-name="T1"><text:tab/></text:span><text:span text:style-name="T1"><text:tab/></text:span><text:span text:style-name="T1">return name;</text:span></text:p>
              <text:p text:style-name="P3"><text:span text:style-name="T1"><text:tab/></text:span><text:span text:style-name="T1">}</text:span></text:p>
              <text:p text:style-name="P3"><text:span text:style-name="T1"/></text:p>
              <text:p text:style-name="P3"><text:span text:style-name="T1"><text:tab/></text:span><text:span text:style-name="T1">private Collection&lt;Departmen&gt; getDepartments() {</text:span></text:p>
              <text:p text:style-name="P3"><text:span text:style-name="T1"><text:tab/></text:span><text:span text:style-name="T1"><text:tab/></text:span><text:span text:style-name="T1">return departments;</text:span></text:p>
              <text:p text:style-name="P3"><text:span text:style-name="T1"><text:tab/></text:span><text:span text:style-name="T1">}</text:span></text:p>
              <text:p text:style-name="P3"><text:span text:style-name="T1"/></text:p>
              <text:p text:style-name="P3"><text:span text:style-name="T1">}</text:span></text:p>
            </draw:text-box>
          </draw:frame>
          <draw:custom-shape draw:style-name="gr6" draw:text-style-name="P5" xml:id="id12" draw:id="id12" draw:layer="layout" svg:width="9.017cm" svg:height="0.989cm" svg:x="3.032cm" svg:y="31.70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xml:id="id13" draw:id="id13" draw:layer="layout" svg:width="17.526cm" svg:height="0.989cm" svg:x="3.032cm" svg:y="33.0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xml:id="id14" draw:id="id14" draw:layer="layout" svg:width="10.795cm" svg:height="2.126cm" svg:x="3.032cm" svg:y="34.3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xml:id="id15" draw:id="id15" draw:layer="layout" svg:width="19.304cm" svg:height="2.126cm" svg:x="3.032cm" svg:y="36.807cm">
            <text:p/>
            <draw:enhanced-geometry svg:viewBox="0 0 21600 21600" draw:type="rectangle" draw:enhanced-path="M 0 0 L 21600 0 21600 21600 0 21600 0 0 Z N"/>
          </draw:custom-shape>
        </draw:g>
        <draw:connector draw:style-name="gr1" draw:text-style-name="P1" draw:layer="layout" draw:type="curve" svg:x1="12.049cm" svg:y1="32.201cm" svg:x2="20.973cm" svg:y2="27.48cm" draw:start-shape="id12" draw:start-glue-point="1" draw:end-shape="id3" draw:end-glue-point="8" svg:d="M12049 32201c5950 0 8924-1573 8924-4721" svg:viewBox="0 0 8925 4722">
          <text:p/>
        </draw:connector>
        <draw:connector draw:style-name="gr1" draw:text-style-name="P1" draw:layer="layout" draw:type="curve" svg:x1="20.558cm" svg:y1="33.501cm" svg:x2="28.388cm" svg:y2="27.48cm" draw:start-shape="id13" draw:start-glue-point="1" draw:end-shape="id5" draw:end-glue-point="8" svg:d="M20558 33501c5220 0 7830-2007 7830-6021" svg:viewBox="0 0 7831 6022">
          <text:p/>
        </draw:connector>
        <draw:connector draw:style-name="gr1" draw:text-style-name="P1" draw:layer="layout" draw:type="curve" svg:x1="13.827cm" svg:y1="35.37cm" svg:x2="36.033cm" svg:y2="27.48cm" draw:start-shape="id14" draw:start-glue-point="1" draw:end-shape="id6" draw:end-glue-point="8" svg:d="M13827 35370c14804 0 22206-2630 22206-7890" svg:viewBox="0 0 22207 7891">
          <text:p/>
        </draw:connector>
        <draw:connector draw:style-name="gr1" draw:text-style-name="P1" draw:layer="layout" draw:type="curve" svg:x1="22.336cm" svg:y1="37.87cm" svg:x2="43.44cm" svg:y2="27.48cm" draw:start-shape="id15" draw:start-glue-point="1" draw:end-shape="id7" draw:end-glue-point="8" svg:d="M22336 37870c14070 0 21104-3463 21104-10390" svg:viewBox="0 0 21105 10391">
          <text:p/>
        </draw:connector>
        <draw:connector draw:style-name="gr1" draw:text-style-name="P1" draw:layer="layout" draw:type="curve" svg:x1="69.756cm" svg:y1="9.082cm" svg:x2="57.872cm" svg:y2="10.338cm" draw:start-shape="id16" draw:start-glue-point="3" draw:end-shape="id8" draw:end-glue-point="10" svg:d="M69756 9082c-8913 0-2971 1256-11884 1256" svg:viewBox="0 0 11885 1257">
          <text:p/>
        </draw:connector>
        <draw:g>
          <draw:frame draw:style-name="gr10" draw:text-style-name="P7" xml:id="id16" draw:id="id16" draw:layer="layout" svg:width="16.51cm" svg:height="11.372cm" svg:x="69.756cm" svg:y="3.396cm">
            <draw:text-box>
              <text:p text:style-name="P6"><text:span text:style-name="T2">&lt;company name=”SoftlangInc” <text:s/>&gt;</text:span></text:p>
              <text:p text:style-name="P6"><text:span text:style-name="T2"><text:tab/></text:span></text:p>
              <text:p text:style-name="P6"><text:span text:style-name="T2"><text:tab/></text:span><text:span text:style-name="T2">&lt;departments&gt;</text:span></text:p>
              <text:p text:style-name="P6"><text:span text:style-name="T2"/></text:p>
              <text:p text:style-name="P6"><text:span text:style-name="T2"><text:tab/></text:span><text:span text:style-name="T2"><text:tab/></text:span><text:span text:style-name="T2">&lt;department …&gt;</text:span></text:p>
              <text:p text:style-name="P6"><text:span text:style-name="T2"><text:tab/></text:span><text:span text:style-name="T2"><text:tab/></text:span><text:span text:style-name="T2"><text:tab/></text:span><text:span text:style-name="T2">… </text:span></text:p>
              <text:p text:style-name="P6"><text:span text:style-name="T2"><text:tab/></text:span><text:span text:style-name="T2"><text:tab/></text:span><text:span text:style-name="T2">&lt;/department&gt;</text:span></text:p>
              <text:p text:style-name="P6"><text:span text:style-name="T2"/></text:p>
              <text:p text:style-name="P6"><text:span text:style-name="T2"><text:tab/></text:span><text:span text:style-name="T2">&lt;/departments&gt;</text:span></text:p>
              <text:p text:style-name="P6"><text:span text:style-name="T2"/></text:p>
              <text:p text:style-name="P6"><text:span text:style-name="T2">&lt;/company&gt;</text:span></text:p>
            </draw:text-box>
          </draw:frame>
          <draw:custom-shape draw:style-name="gr11" draw:text-style-name="P8" xml:id="id1" draw:id="id1" draw:layer="layout" svg:width="9.017cm" svg:height="1.237cm" svg:x="74.582cm" svg:y="4.62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xml:id="id18" draw:id="id18" draw:layer="layout" svg:width="8.977cm" svg:height="5.715cm" svg:x="71.447cm" svg:y="6.2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xml:id="id17" draw:id="id17" draw:layer="layout" svg:width="7.19cm" svg:height="2.667cm" svg:x="72.804cm" svg:y="7.766cm">
            <text:p/>
            <draw:enhanced-geometry svg:viewBox="0 0 21600 21600" draw:type="rectangle" draw:enhanced-path="M 0 0 L 21600 0 21600 21600 0 21600 0 0 Z N"/>
          </draw:custom-shape>
        </draw:g>
        <draw:connector draw:style-name="gr1" draw:text-style-name="P1" draw:layer="layout" draw:type="curve" svg:x1="72.804cm" svg:y1="9.099cm" svg:x2="64.603cm" svg:y2="22.881cm" draw:start-shape="id17" draw:start-glue-point="3" draw:end-shape="id10" draw:end-glue-point="10" svg:d="M72804 9099c-6150 0-2050 13782-8201 13782" svg:viewBox="0 0 8202 13783">
          <text:p/>
        </draw:connector>
        <draw:connector draw:style-name="gr1" draw:text-style-name="P1" draw:layer="layout" draw:type="curve" svg:x1="71.447cm" svg:y1="9.099cm" svg:x2="60.585cm" svg:y2="16.976cm" draw:start-shape="id18" draw:start-glue-point="3" draw:end-shape="id9" draw:end-glue-point="10" svg:d="M71447 9099c-8146 0-2716 7877-10862 7877" svg:viewBox="0 0 10863 7878">
          <text:p/>
        </draw:connector>
        <draw:g>
          <draw:custom-shape draw:style-name="gr14" draw:text-style-name="P9" draw:layer="layout" svg:width="24.892cm" svg:height="12.319cm" svg:x="2.27cm" svg:y="2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1" draw:layer="layout" draw:type="line" svg:x1="6.952cm" svg:y1="8.667cm" svg:x2="22.001cm" svg:y2="8.667cm" draw:start-shape="id19" draw:start-glue-point="10" draw:end-shape="id20" draw:end-glue-point="6" svg:d="M6952 8667h15049" svg:viewBox="0 0 15050 1">
            <text:p text:style-name="P10"><text:span text:style-name="T3">Semantic Link</text:span></text:p>
          </draw:connector>
          <draw:connector draw:style-name="gr16" draw:text-style-name="P11" draw:layer="layout" draw:type="curve" svg:x1="6.761cm" svg:y1="12.222cm" svg:x2="22.001cm" svg:y2="12.223cm" draw:start-shape="id21" draw:start-glue-point="1" draw:end-shape="id22" draw:end-glue-point="6" svg:d="M6761 12222c11430 0 3810 1 15240 1" svg:viewBox="0 0 15241 2">
            <text:p text:style-name="P10"><text:span text:style-name="T3">Represents</text:span></text:p>
          </draw:connector>
          <draw:connector draw:style-name="gr17" draw:text-style-name="P11" draw:layer="layout" draw:type="line" svg:x1="6.952cm" svg:y1="4.984cm" svg:x2="22.001cm" svg:y2="4.984cm" draw:start-shape="id23" draw:start-glue-point="10" draw:end-shape="id24" draw:end-glue-point="6" svg:d="M6952 4984h15049" svg:viewBox="0 0 15050 1">
            <text:p text:style-name="P12"><text:span text:style-name="T3">fragmentOf</text:span></text:p>
          </draw:connector>
          <draw:custom-shape draw:style-name="gr18" draw:text-style-name="P2" xml:id="id23" draw:id="id23" draw:layer="layout" svg:width="3.175cm" svg:height="3.175cm" svg:x="3.777cm" svg:y="3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24" draw:id="id24" draw:layer="layout" svg:width="3.175cm" svg:height="3.175cm" svg:x="22.001cm" svg:y="3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19" draw:id="id19" draw:layer="layout" svg:width="3.175cm" svg:height="3.175cm" svg:x="3.777cm" svg:y="7.0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20" draw:id="id20" draw:layer="layout" svg:width="3.175cm" svg:height="3.175cm" svg:x="22.001cm" svg:y="7.0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22" draw:id="id22" draw:layer="layout" svg:width="3.175cm" svg:height="3.175cm" svg:x="22.001cm" svg:y="10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3" xml:id="id21" draw:id="id21" draw:layer="layout" svg:width="2.794cm" svg:height="1.651cm" svg:x="3.967cm" svg:y="11.3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9" draw:layer="layout" svg:width="13.843cm" svg:height="8.509cm" svg:x="49.32cm" svg:y="31.099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9" draw:layer="layout" svg:width="13.843cm" svg:height="8.509cm" svg:x="60.52cm" svg:y="31.099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9" draw:layer="layout" svg:width="13.843cm" svg:height="8.509cm" svg:x="71.72cm" svg:y="31.099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1" draw:text-style-name="P2" xml:id="id26" draw:id="id26" draw:layer="layout" svg:width="1.341cm" svg:height="1.243cm" svg:x="66.671cm" svg:y="32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xml:id="id25" draw:id="id25" draw:layer="layout" svg:width="1.341cm" svg:height="1.243cm" svg:x="65.349cm" svg:y="34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xml:id="id27" draw:id="id27" draw:layer="layout" svg:width="1.341cm" svg:height="1.243cm" svg:x="67.818cm" svg:y="34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66.02cm" svg:y1="34.621cm" svg:x2="67.342cm" svg:y2="33.263cm" draw:start-shape="id25" draw:start-glue-point="4" draw:end-shape="id26" draw:end-glue-point="8" svg:d="M66020 34621l1322-1358" svg:viewBox="0 0 1323 1359">
            <text:p/>
          </draw:connector>
          <draw:connector draw:style-name="gr4" draw:text-style-name="P1" draw:layer="layout" draw:type="line" svg:x1="68.489cm" svg:y1="34.621cm" svg:x2="67.342cm" svg:y2="33.263cm" draw:start-shape="id27" draw:start-glue-point="4" draw:end-shape="id26" draw:end-glue-point="8" svg:d="M68489 34621l-1147-1358" svg:viewBox="0 0 1148 1359">
            <text:p/>
          </draw:connector>
          <draw:custom-shape draw:style-name="gr21" draw:text-style-name="P2" xml:id="id28" draw:id="id28" draw:layer="layout" svg:width="1.341cm" svg:height="1.243cm" svg:x="66.619cm" svg:y="37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xml:id="id29" draw:id="id29" draw:layer="layout" svg:width="1.341cm" svg:height="1.243cm" svg:x="68.961cm" svg:y="37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67.29cm" svg:y1="37.368cm" svg:x2="68.489cm" svg:y2="35.864cm" draw:start-shape="id28" draw:start-glue-point="4" draw:end-shape="id27" draw:end-glue-point="8" svg:d="M67290 37368l1199-1504" svg:viewBox="0 0 1200 1505">
            <text:p/>
          </draw:connector>
          <draw:connector draw:style-name="gr4" draw:text-style-name="P1" draw:layer="layout" draw:type="line" svg:x1="69.632cm" svg:y1="37.368cm" svg:x2="68.489cm" svg:y2="35.864cm" draw:start-shape="id29" draw:start-glue-point="4" draw:end-shape="id27" draw:end-glue-point="8" svg:d="M69632 37368l-1143-1504" svg:viewBox="0 0 1144 1505">
            <text:p/>
          </draw:connector>
          <draw:custom-shape draw:style-name="gr22" draw:text-style-name="P14" draw:layer="layout" svg:width="6.096cm" svg:height="3.556cm" svg:x="53.892cm" svg:y="33.639cm">
            <text:p text:style-name="P12"><text:span text:style-name="T4">Code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2" xml:id="id30" draw:id="id30" draw:layer="layout" svg:width="1.764cm" svg:height="1.764cm" svg:x="75.949cm" svg:y="34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xml:id="id31" draw:id="id31" draw:layer="layout" svg:width="1.764cm" svg:height="1.764cm" svg:x="82.018cm" svg:y="34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" draw:text-style-name="P1" draw:layer="layout" draw:type="line" svg:x1="77.713cm" svg:y1="35.303cm" svg:x2="82.018cm" svg:y2="35.303cm" draw:start-shape="id30" draw:start-glue-point="10" draw:end-shape="id31" draw:end-glue-point="3" svg:d="M77713 35303h4305" svg:viewBox="0 0 4306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8.194cm" fo:page-height="42.3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2-04T20:17:36.772364277</meta:creation-date>
    <dc:date>2017-12-04T21:28:18.095263643</dc:date>
    <dc:creator>Maximilian Meffert</dc:creator>
    <meta:editing-duration>PT28M33S</meta:editing-duration>
    <meta:editing-cycles>12</meta:editing-cycles>
    <meta:generator>LibreOffice/5.1.6.2$Linux_X86_64 LibreOffice_project/10m0$Build-2</meta:generator>
    <meta:document-statistic meta:object-count="71"/>
  </office:meta>
</office:document-meta>
</file>